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1" style:family="table-cell" style:parent-style-name="Default" style:data-style-name="N1"/>
    <style:style style:name="ce5" style:family="table-cell" style:parent-style-name="Default" style:data-style-name="N1">
      <style:table-cell-properties fo:background-color="transparent"/>
    </style:style>
    <style:style style:name="ce6" style:family="table-cell" style:parent-style-name="Default" style:data-style-name="N1">
      <style:table-cell-properties fo:background-color="#fff200"/>
    </style:style>
    <style:style style:name="ce7" style:family="table-cell" style:parent-style-name="Default" style:data-style-name="N1">
      <style:table-cell-properties fo:background-color="#00ff2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2" table:number-columns-repeated="1014" table:default-cell-style-name="Default"/>
        <table:table-row table:style-name="ro1">
          <table:table-cell/>
          <table:table-cell table:style-name="ce2" office:value-type="string" calcext:value-type="string">
            <text:p>piv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artly_sorted</text:p>
          </table:table-cell>
          <table:table-cell table:style-name="ce3" office:value-type="string" calcext:value-type="string">
            <text:p>sorted</text:p>
          </table:table-cell>
          <table:table-cell table:style-name="ce3"/>
          <table:table-cell table:style-name="ce3" office:value-type="string" calcext:value-type="string">
            <text:p>for random</text:p>
          </table:table-cell>
          <table:table-cell table:style-name="ce3" office:value-type="string" calcext:value-type="string">
            <text:p>for all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2 rec standard</text:p>
          </table:table-cell>
          <table:table-cell office:value-type="string" calcext:value-type="string">
            <text:p>mid</text:p>
          </table:table-cell>
          <table:table-cell table:formula="of:=SUM(2491097+2505276+2492142)/3" office:value-type="float" office:value="2496171.66666667" calcext:value-type="float">
            <text:p>2496172</text:p>
          </table:table-cell>
          <table:table-cell table:formula="of:=SUM(2493212+2505276+2491110)/3" office:value-type="float" office:value="2496532.66666667" calcext:value-type="float">
            <text:p>2496533</text:p>
          </table:table-cell>
          <table:table-cell table:formula="of:=SUM(2498997+2522775+2497324)/3" office:value-type="float" office:value="2506365.33333333" calcext:value-type="float">
            <text:p>2506365</text:p>
          </table:table-cell>
          <table:table-cell table:formula="of:=SUM(2419740+2450243+2432406)/3" office:value-type="float" office:value="2434129.66666667" calcext:value-type="float">
            <text:p>2434130</text:p>
          </table:table-cell>
          <table:table-cell table:formula="of:=SUM(2345591+2379846+2343386)/3" office:value-type="float" office:value="2356274.33333333" calcext:value-type="float">
            <text:p>2356274</text:p>
          </table:table-cell>
          <table:table-cell/>
          <table:table-cell table:formula="of:=SUM([.C2:.E2])/3" office:value-type="float" office:value="2499689.88888889" calcext:value-type="float">
            <text:p>2499690</text:p>
          </table:table-cell>
          <table:table-cell table:formula="of:=SUM([.C2:.G2])/5" office:value-type="float" office:value="2457894.73333333" calcext:value-type="float">
            <text:p>245789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table:formula="of:=SUM(4810667+4776793+4739841)/3" office:value-type="float" office:value="4775767" calcext:value-type="float">
            <text:p>4775767</text:p>
          </table:table-cell>
          <table:table-cell table:formula="of:=SUM(4807067+4770038+4741721)/3" office:value-type="float" office:value="4772942" calcext:value-type="float">
            <text:p>4772942</text:p>
          </table:table-cell>
          <table:table-cell table:formula="of:=SUM(4824151+4723292+4734045)/3" office:value-type="float" office:value="4760496" calcext:value-type="float">
            <text:p>4760496</text:p>
          </table:table-cell>
          <table:table-cell table:formula="of:=SUM(4658938+4667511+4643635)/3" office:value-type="float" office:value="4656694.66666667" calcext:value-type="float">
            <text:p>4656695</text:p>
          </table:table-cell>
          <table:table-cell table:formula="of:=SUM(4654075+4639331+4600838)/3" office:value-type="float" office:value="4631414.66666667" calcext:value-type="float">
            <text:p>4631415</text:p>
          </table:table-cell>
          <table:table-cell/>
          <table:table-cell table:formula="of:=SUM([.C3:.E3])/3" office:value-type="float" office:value="4769735" calcext:value-type="float">
            <text:p>4769735</text:p>
          </table:table-cell>
          <table:table-cell table:formula="of:=SUM([.C3:.G3])/5" office:value-type="float" office:value="4719462.86666667" calcext:value-type="float">
            <text:p>47194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table:style-name="ce5" table:formula="of:=SUM(2557748+2567923+2655571)/3" office:value-type="float" office:value="2593747.33333333" calcext:value-type="float">
            <text:p>2593747</text:p>
          </table:table-cell>
          <table:table-cell table:style-name="ce5" table:formula="of:=SUM(2508738+2564103+2654028)/3" office:value-type="float" office:value="2575623" calcext:value-type="float">
            <text:p>2575623</text:p>
          </table:table-cell>
          <table:table-cell table:style-name="ce5" table:formula="of:=SUM(2547082+2597156+2687520)/3" office:value-type="float" office:value="2610586" calcext:value-type="float">
            <text:p>261058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SUM([.C4:.E4])/3" office:value-type="float" office:value="2593318.77777778" calcext:value-type="float">
            <text:p>2593319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 rec optimised</text:p>
          </table:table-cell>
          <table:table-cell office:value-type="string" calcext:value-type="string">
            <text:p>mid</text:p>
          </table:table-cell>
          <table:table-cell table:formula="of:=SUM(2495663+2484586+2534244)/3" office:value-type="float" office:value="2504831" calcext:value-type="float">
            <text:p>2504831</text:p>
          </table:table-cell>
          <table:table-cell table:formula="of:=SUM(2474067+2499443+2523545)/3" office:value-type="float" office:value="2499018.33333333" calcext:value-type="float">
            <text:p>2499018</text:p>
          </table:table-cell>
          <table:table-cell table:formula="of:=SUM(2471199+2499443+2598655)/3" office:value-type="float" office:value="2523099" calcext:value-type="float">
            <text:p>2523099</text:p>
          </table:table-cell>
          <table:table-cell table:formula="of:=SUM(2395484+2494672+2483582)/3" office:value-type="float" office:value="2457912.66666667" calcext:value-type="float">
            <text:p>2457913</text:p>
          </table:table-cell>
          <table:table-cell table:formula="of:=SUM(2291790+2310176+2308779)/3" office:value-type="float" office:value="2303581.66666667" calcext:value-type="float">
            <text:p>2303582</text:p>
          </table:table-cell>
          <table:table-cell/>
          <table:table-cell table:formula="of:=SUM([.C5:.E5])/3" office:value-type="float" office:value="2508982.77777778" calcext:value-type="float">
            <text:p>2508983</text:p>
          </table:table-cell>
          <table:table-cell table:formula="of:=SUM([.C5:.G5])/5" office:value-type="float" office:value="2457688.53333333" calcext:value-type="float">
            <text:p>24576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rec optimised</text:p>
          </table:table-cell>
          <table:table-cell office:value-type="string" calcext:value-type="string">
            <text:p>mid</text:p>
          </table:table-cell>
          <table:table-cell table:formula="of:=SUM(1170506+1222681+1332820)*0.6" office:value-type="float" office:value="2235604.2" calcext:value-type="float">
            <text:p>2235604</text:p>
          </table:table-cell>
          <table:table-cell table:formula="of:=SUM(1175448+1208979+1339212)*0.6" office:value-type="float" office:value="2234183.4" calcext:value-type="float">
            <text:p>2234183</text:p>
          </table:table-cell>
          <table:table-cell table:formula="of:=SUM(1166334+1192630+1315666)*0.6" office:value-type="float" office:value="2204778" calcext:value-type="float">
            <text:p>2204778</text:p>
          </table:table-cell>
          <table:table-cell office:value-type="float" office:value="436514610" calcext:value-type="float">
            <text:p>436514610</text:p>
          </table:table-cell>
          <table:table-cell table:style-name="ce5" office:value-type="float" office:value="1762380627" calcext:value-type="float">
            <text:p>1762380627</text:p>
          </table:table-cell>
          <table:table-cell/>
          <table:table-cell table:formula="of:=SUM([.C6:.E6])/3" office:value-type="float" office:value="2224855.2" calcext:value-type="float">
            <text:p>2224855</text:p>
          </table:table-cell>
          <table:table-cell table:formula="of:=SUM([.C6:.G6])/5" office:value-type="float" office:value="441113960.52" calcext:value-type="float">
            <text:p>4411139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 rec optimised</text:p>
          </table:table-cell>
          <table:table-cell office:value-type="string" calcext:value-type="string">
            <text:p>mid</text:p>
          </table:table-cell>
          <table:table-cell table:formula="of:=SUM(510352+491452+489453)*4/3" office:value-type="float" office:value="1988342.66666667" calcext:value-type="float">
            <text:p>1988343</text:p>
          </table:table-cell>
          <table:table-cell table:formula="of:=SUM(463237+461452+459330)*4/3" office:value-type="float" office:value="1845358.66666667" calcext:value-type="float">
            <text:p>1845359</text:p>
          </table:table-cell>
          <table:table-cell table:formula="of:=SUM(451716+453295+450866)*4/3" office:value-type="float" office:value="1807836" calcext:value-type="float">
            <text:p>1807836</text:p>
          </table:table-cell>
          <table:table-cell office:value-type="float" office:value="415910544" calcext:value-type="float">
            <text:p>415910544</text:p>
          </table:table-cell>
          <table:table-cell office:value-type="float" office:value="1547865039" calcext:value-type="float">
            <text:p>1547865039</text:p>
          </table:table-cell>
          <table:table-cell/>
          <table:table-cell table:style-name="ce6" table:formula="of:=SUM([.C7:.E7])/3" office:value-type="float" office:value="1880512.44444444" calcext:value-type="float">
            <text:p>1880512</text:p>
          </table:table-cell>
          <table:table-cell table:formula="of:=SUM([.C7:.G7])/5" office:value-type="float" office:value="393883424.066667" calcext:value-type="float">
            <text:p>393883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ertion optimised 100</text:p>
          </table:table-cell>
          <table:table-cell office:value-type="string" calcext:value-type="string">
            <text:p>mid</text:p>
          </table:table-cell>
          <table:table-cell table:formula="of:=SUM(510352+516597+514780)/3*3" office:value-type="float" office:value="1541729" calcext:value-type="float">
            <text:p>1541729</text:p>
          </table:table-cell>
          <table:table-cell table:formula="of:=SUM(517445+517130+516003)/3*3" office:value-type="float" office:value="1550578" calcext:value-type="float">
            <text:p>1550578</text:p>
          </table:table-cell>
          <table:table-cell table:formula="of:=SUM(509740+514862+514854)/3*3" office:value-type="float" office:value="1539456" calcext:value-type="float">
            <text:p>1539456</text:p>
          </table:table-cell>
          <table:table-cell table:formula="of:=SUM(327829+330694+329994)/3*3" office:value-type="float" office:value="988517" calcext:value-type="float">
            <text:p>988517</text:p>
          </table:table-cell>
          <table:table-cell table:formula="of:=SUM(198105+204240+199973)/3*3" office:value-type="float" office:value="602318" calcext:value-type="float">
            <text:p>602318</text:p>
          </table:table-cell>
          <table:table-cell/>
          <table:table-cell table:formula="of:=SUM([.C8:.E8])/3" office:value-type="float" office:value="1543921" calcext:value-type="float">
            <text:p>1543921</text:p>
          </table:table-cell>
          <table:table-cell table:formula="of:=SUM([.C8:.G8])/5" office:value-type="float" office:value="1244519.6" calcext:value-type="float">
            <text:p>12445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ertion optimised 50</text:p>
          </table:table-cell>
          <table:table-cell office:value-type="string" calcext:value-type="string">
            <text:p>mid</text:p>
          </table:table-cell>
          <table:table-cell table:formula="of:=SUM(462864+462841+466458)/3*3" office:value-type="float" office:value="1392163" calcext:value-type="float">
            <text:p>1392163</text:p>
          </table:table-cell>
          <table:table-cell table:formula="of:=SUM(473834+473533+476220)/3*3" office:value-type="float" office:value="1423587" calcext:value-type="float">
            <text:p>1423587</text:p>
          </table:table-cell>
          <table:table-cell table:formula="of:=SUM(469690+470369+473043)/3*3" office:value-type="float" office:value="1413102" calcext:value-type="float">
            <text:p>1413102</text:p>
          </table:table-cell>
          <table:table-cell table:style-name="ce5" table:formula="of:=SUM(360457+362462+359609)/3*3" office:value-type="float" office:value="1082528" calcext:value-type="float">
            <text:p>1082528</text:p>
          </table:table-cell>
          <table:table-cell table:formula="of:=SUM(203631+202442+202851)/3*3" office:value-type="float" office:value="608924" calcext:value-type="float">
            <text:p>608924</text:p>
          </table:table-cell>
          <table:table-cell/>
          <table:table-cell table:style-name="ce7" table:formula="of:=SUM([.C9:.E9])/3" office:value-type="float" office:value="1409617.33333333" calcext:value-type="float">
            <text:p>1409617</text:p>
          </table:table-cell>
          <table:table-cell table:style-name="ce7" table:formula="of:=SUM([.C9:.G9])/5" office:value-type="float" office:value="1184060.8" calcext:value-type="float">
            <text:p>11840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ertion optimised 20</text:p>
          </table:table-cell>
          <table:table-cell office:value-type="string" calcext:value-type="string">
            <text:p>mid</text:p>
          </table:table-cell>
          <table:table-cell table:formula="of:=SUM(571744+564709+559506)/3*3" office:value-type="float" office:value="1695959" calcext:value-type="float">
            <text:p>1695959</text:p>
          </table:table-cell>
          <table:table-cell table:formula="of:=SUM(566906+564471+568877)/3*3" office:value-type="float" office:value="1700254" calcext:value-type="float">
            <text:p>1700254</text:p>
          </table:table-cell>
          <table:table-cell table:formula="of:=SUM(566139+567048+565060)/3*3" office:value-type="float" office:value="1698247" calcext:value-type="float">
            <text:p>1698247</text:p>
          </table:table-cell>
          <table:table-cell table:formula="of:=SUM(484922+477692+484987)/3*3" office:value-type="float" office:value="1447601" calcext:value-type="float">
            <text:p>1447601</text:p>
          </table:table-cell>
          <table:table-cell table:formula="of:=SUM(327190+344700+318184)/3*3" office:value-type="float" office:value="990074" calcext:value-type="float">
            <text:p>990074</text:p>
          </table:table-cell>
          <table:table-cell/>
          <table:table-cell table:formula="of:=SUM([.C10:.E10])/3" office:value-type="float" office:value="1698153.33333333" calcext:value-type="float">
            <text:p>1698153</text:p>
          </table:table-cell>
          <table:table-cell table:formula="of:=SUM([.C10:.G10])/5" office:value-type="float" office:value="1506427" calcext:value-type="float">
            <text:p>1506427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2"/>
          <table:table-cell table:formula="of:=SUM(4669095; 4717832)" office:value-type="float" office:value="9386927" calcext:value-type="float">
            <text:p>9386927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.00.0000</text:date>, <text:time style:data-style-name="N2" text:time-value="11:35:13.27258636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47:32.179942116</meta:creation-date>
    <dc:date>2019-12-09T12:42:15.396355765</dc:date>
    <meta:editing-duration>PT2H16M27S</meta:editing-duration>
    <meta:editing-cycles>11</meta:editing-cycles>
    <meta:generator>LibreOffice/6.0.7.3$Linux_X86_64 LibreOffice_project/00m0$Build-3</meta:generator>
    <meta:document-statistic meta:table-count="1" meta:cell-count="88" meta:object-count="0"/>
  </office:meta>
</office:document-meta>
</file>